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1d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FGS: <text:s/>Desarrollo de Aplicaciones Multiplataforma</text:p>
      <text:p text:style-name="Standard"><text:s/>Módulo: Acceso a Datos</text:p>
      <text:p text:style-name="Standard"><text:s/>CICLO FORMATIVO <text:s/>DE GRADO SUPERIOR: DESARROLLO DE</text:p>
      <text:p text:style-name="Standard"><text:s/>APLICACIONES MULTIPLATAFORMA</text:p>
      <text:p text:style-name="Standard"><text:s/>2º CURSO</text:p>
      <text:p text:style-name="Standard"><text:s/>MODULO : ACCESO A DATOS</text:p>
      <text:p text:style-name="Standard"><text:s/>ACTIVIDADES </text:p>
      <text:p text:style-name="Standard">1</text:p>
      <text:p text:style-name="Standard">CFGS: <text:s/>Desarrollo de Aplicaciones Multiplataforma</text:p>
      <text:p text:style-name="Standard"><text:s/>Módulo: Acceso a Datos</text:p>
      <text:p text:style-name="Standard"><text:s/>Actividad en equipo:</text:p>
      <text:p text:style-name="Standard"><text:s/>Responde a las siguientes consultas para la Base de Datos Oposiciones:</text:p>
      <text:p text:style-name="Standard"><text:s/>1) Mostrar dni, nombre, ciudad y teléfono de los opositores que sean de Cáceres.</text:p>
      <text:p text:style-name="P1"><text:s/></text:p>
      <text:p text:style-name="P1"/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DNI, NOMBRE, CIUDAD, TELEFONO FROM opositores WHERE CIUDAD="Zafra"; </text:span></text:p>
      <text:p text:style-name="P1"/>
      <text:p text:style-name="P1"/>
      <text:p text:style-name="P1"/>
      <text:p text:style-name="P1">2) <text:s/>Seleccionar los opositores que se han presentado mas veces a examenes de oposciones.</text:p>
      <text:p text:style-name="Standard"/>
      <text:p text:style-name="Standard">SELECT NOMBRE, APELLIDOS, COUNT(DNIOPOSITOR)</text:p>
      <text:p text:style-name="Standard">FROM notas n INNER JOIN opositores o ON n.DNIOPOSITOR = o.DNI </text:p>
      <text:p text:style-name="Standard">GROUP BY DNI</text:p>
      <text:p text:style-name="Standard">ORDER BY DNI DESC</text:p>
      <text:p text:style-name="Standard">LIMIT 1;</text:p>
      <text:p text:style-name="Standard"/>
      <text:p text:style-name="Standard">3) Saca el tribunal con nota media mas alta.</text:p>
      <text:p text:style-name="Standard"/>
      <text:p text:style-name="Standard"/>
      <text:p text:style-name="Standard"/>
      <text:p text:style-name="Standard"><text:s/>4) Mostrar el dni, nombre, telefono de los opositotes de Badajoz y Don Benito ordenados por ciudad,</text:p>
      <text:p text:style-name="Standard"><text:s/>apellidos y nombre.</text:p>
      <text:p text:style-name="Standard"/>
      <text:p text:style-name="Standard"/>
      <text:p text:style-name="Standard"/>
      <text:p text:style-name="Standard"><text:s/>5) Mostrar los examenes en los que está involucrado en tribunal cuyo presidente es PEDRO </text:p>
      <text:p text:style-name="Standard">FERNANDEZ</text:p>
      <text:p text:style-name="P1"/>
      <text:p text:style-name="P1"/>
      <text:p text:style-name="P1">6) Sacar un listado del numero de aprobados por tribunal y examen. Es decir, debo sacar el numero</text:p>
      <text:p text:style-name="P1">o</text:p>
      <text:p text:style-name="Standard"><text:s/>codigo de tribunal, el nombre del presidente y el numero de aprobados por examen.</text:p>
      <text:p text:style-name="Standard"/>
      <text:p text:style-name="Standard"/>
      <text:p text:style-name="Standard"><text:s/>7) Mostrar la nota media por examenes. Es decir, debeis sacar un listado con los nombres de </text:p>
      <text:p text:style-name="Standard">examenes y su correspondiente nota media.</text:p>
      <text:p text:style-name="Standard"/>
      <text:p text:style-name="Standard"/>
      <text:p text:style-name="Standard"/>
      <text:p text:style-name="Standard"><text:soft-page-break/><text:s/>8) Mostrar el número de opositores por cada población, sólo para aquellas poblaciones</text:p>
      <text:p text:style-name="Standard"><text:s/>con más de 10 opositores.</text:p>
      <text:p text:style-name="Standard"/>
      <text:p text:style-name="Standard">9) Crear una funcion que ponga en minuscula el campo de la select donde sea invocada.</text:p>
      <text:p text:style-name="Standard"/>
      <text:p text:style-name="Standard"><text:s/>10) Crear un procedimiento almacenado en oracle que imprima por pantalla los datos de la tabla </text:p>
      <text:p text:style-name="Standard">tribunales.</text:p>
      <text:p text:style-name="Standard"><text:s/>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1:27.116000000</meta:creation-date>
    <dc:date>2024-09-25T14:14:10.995000000</dc:date>
    <meta:editing-duration>PT1M12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37" meta:word-count="264" meta:character-count="1633" meta:non-whitespace-character-count="1375"/>
  </office:meta>
</office:document-meta>
</file>